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E0000012E4CAB87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5000b" draw:textarea-horizontal-align="justify" draw:textarea-vertical-align="middle" draw:auto-grow-height="false" fo:min-height="4.195cm" fo:min-width="2.408cm"/>
    </style:style>
    <style:style style:name="gr2" style:family="graphic" style:parent-style-name="standard">
      <style:graphic-properties svg:stroke-width="0.051cm" svg:stroke-color="#333333" draw:marker-start-width="0.355cm" draw:marker-end-width="0.355cm" draw:fill-color="#ffffff" draw:textarea-horizontal-align="justify" draw:textarea-vertical-align="middle" draw:auto-grow-height="false" fo:min-height="7.624cm" fo:min-width="0.489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355cm" draw:marker-end-width="0.355cm" draw:fill-color="#ffffff" draw:textarea-horizontal-align="justify" draw:textarea-vertical-align="middle" draw:auto-grow-height="false" fo:min-height="4.322cm" fo:min-width="0.51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333333" draw:marker-start-width="0.355cm" draw:marker-end-width="0.355cm" draw:fill-color="#ffffff" draw:textarea-horizontal-align="justify" draw:textarea-vertical-align="middle" draw:auto-grow-height="false" fo:min-height="2.263cm" fo:min-width="0.51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2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2.3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5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3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24cm"/>
    </style:style>
    <style:style style:name="gr11" style:family="graphic" style:parent-style-name="standard">
      <style:graphic-properties draw:stroke="dash" draw:stroke-dash="Dashed_20__28_var_29_" svg:stroke-color="#ff0000" draw:fill="solid" draw:fill-color="#ff0000" draw:textarea-horizontal-align="justify" draw:textarea-vertical-align="middle" draw:auto-grow-height="false" fo:min-height="0.766cm" fo:min-width="2.369cm" draw:shadow-offset-x="0.203cm" draw:shadow-offset-y="0.203cm"/>
    </style:style>
    <style:style style:name="gr12" style:family="graphic" style:parent-style-name="standard">
      <style:graphic-properties svg:stroke-color="#000000" draw:fill-color="#c5000b" draw:textarea-horizontal-align="justify" draw:textarea-vertical-align="middle" draw:auto-grow-height="false" fo:min-height="4.195cm" fo:min-width="1.234cm"/>
    </style:style>
    <style:style style:name="gr1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666cm" fo:min-width="1.294cm" draw:shadow-offset-x="0.203cm" draw:shadow-offset-y="0.20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Dashed_20__28_var_29_" svg:stroke-color="#ff0000" draw:fill-color="#ff0000" draw:opacity="20%" draw:textarea-horizontal-align="justify" draw:textarea-vertical-align="middle" draw:auto-grow-height="false" fo:min-height="1.02cm" fo:min-width="0.643cm" draw:shadow-opacity="20%"/>
    </style:style>
    <style:style style:name="gr16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loext:graphic-properties draw:fill-color="#c5000b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0000" draw:opacity="2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3" fo:font-size="12pt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08cm" svg:height="4.445cm" svg:x="16.181cm" svg:y="3.369cm">
          <text:p/>
          <draw:enhanced-geometry svg:viewBox="0 0 21600 21600" draw:extrusion="true" dr3d:shade-mode="draft" draw:extrusion-metal="false" draw:extrusion-specularity="0%" draw:extrusion-diffusion="0%" draw:extrusion-depth="2.54cm 0" draw:extrusion-viewpoint="(-3.472cm -3.472cm 25cm)" draw:extrusion-origin="-0.5 -0.5" draw:extrusion-skew="50 -45" draw:type="rectangle" draw:enhanced-path="M 0 0 L 21600 0 21600 21600 0 21600 0 0 Z N"/>
        </draw:custom-shape>
        <draw:custom-shape draw:style-name="gr2" draw:text-style-name="P2" draw:layer="layout" svg:width="0.989cm" svg:height="7.874cm" svg:x="29.677cm" svg:y="1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4.572cm" svg:x="32.19cm" svg:y="2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016cm" svg:height="2.513cm" svg:x="34.60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792cm" svg:height="2.471cm" svg:x="6.558cm" svg:y="8.584cm">
          <draw:text-box>
            <text:p text:style-name="P3"><text:span text:style-name="T1">Conv1</text:span></text:p>
            <text:p text:style-name="P3"><text:span text:style-name="T2">32 kernels</text:span></text:p>
            <text:p text:style-name="P3"><text:span text:style-name="T2">Size 7</text:span></text:p>
            <text:p text:style-name="P3"><text:span text:style-name="T2">Stride 1</text:span></text:p>
          </draw:text-box>
        </draw:frame>
        <draw:frame draw:style-name="gr6" draw:text-style-name="P4" draw:layer="layout" svg:width="2.809cm" svg:height="4.508cm" svg:x="10.058cm" svg:y="8.684cm">
          <draw:text-box>
            <text:p text:style-name="P3"><text:span text:style-name="T1">MaxPool1</text:span><text:span text:style-name="T2"><text:line-break/></text:span><text:span text:style-name="T2">Size 3</text:span></text:p>
            <text:p text:style-name="P3"><text:span text:style-name="T2">Stride 2</text:span></text:p>
            <text:p text:style-name="P3"><text:span text:style-name="T2"><text:s text:c="7"/></text:span><text:span text:style-name="T2">+</text:span></text:p>
            <text:p text:style-name="P3"><text:span text:style-name="T1">LRN1</text:span></text:p>
            <text:p text:style-name="P3"><text:span text:style-name="T3">α 0.0001</text:span><text:span text:style-name="T4"><text:line-break/></text:span><text:span text:style-name="T3">β 0.75</text:span></text:p>
          </draw:text-box>
        </draw:frame>
        <draw:frame draw:style-name="gr7" draw:text-style-name="P4" draw:layer="layout" svg:width="3.067cm" svg:height="2.471cm" svg:x="14.358cm" svg:y="8.585cm">
          <draw:text-box>
            <text:p text:style-name="P3"><text:span text:style-name="T1">Conv2</text:span></text:p>
            <text:p text:style-name="P3"><text:span text:style-name="T2">64 kernels</text:span></text:p>
            <text:p text:style-name="P3"><text:span text:style-name="T2">Size 5</text:span></text:p>
            <text:p text:style-name="P3"><text:span text:style-name="T2">Stride 1</text:span></text:p>
          </draw:text-box>
        </draw:frame>
        <draw:frame draw:style-name="gr8" draw:text-style-name="P5" draw:layer="layout" svg:width="2.809cm" svg:height="3.597cm" svg:x="18.258cm" svg:y="8.684cm">
          <draw:text-box>
            <text:p text:style-name="P3"><text:span text:style-name="T1">MaxPool2</text:span><text:span text:style-name="T2"><text:line-break/></text:span><text:span text:style-name="T2">Size 3</text:span></text:p>
            <text:p text:style-name="P3"><text:span text:style-name="T2">Stride 2</text:span></text:p>
            <text:p text:style-name="P3"><text:span text:style-name="T2"><text:s text:c="7"/></text:span><text:span text:style-name="T2">+</text:span></text:p>
            <text:p text:style-name="P3"><text:span text:style-name="T1">LRN1</text:span></text:p>
            <text:p text:style-name="P3"><text:span text:style-name="T3">α 0.0001</text:span><text:span text:style-name="T4"><text:line-break/></text:span><text:span text:style-name="T3">β 0.75</text:span></text:p>
          </draw:text-box>
        </draw:frame>
        <draw:frame draw:style-name="gr9" draw:text-style-name="P4" draw:layer="layout" svg:width="2.517cm" svg:height="1.361cm" svg:x="29.523cm" svg:y="9.489cm">
          <draw:text-box>
            <text:p text:style-name="P3"><text:span text:style-name="T1">Dense1</text:span><text:span text:style-name="T2"><text:line-break/></text:span><text:span text:style-name="T2">256 units</text:span></text:p>
          </draw:text-box>
        </draw:frame>
        <draw:frame draw:style-name="gr9" draw:text-style-name="P4" draw:layer="layout" svg:width="2.517cm" svg:height="1.361cm" svg:x="32.024cm" svg:y="7.789cm">
          <draw:text-box>
            <text:p text:style-name="P3"><text:span text:style-name="T1">Dense2</text:span><text:span text:style-name="T2"><text:line-break/></text:span><text:span text:style-name="T2">128 units</text:span></text:p>
          </draw:text-box>
        </draw:frame>
        <draw:frame draw:style-name="gr10" draw:text-style-name="P4" draw:layer="layout" svg:width="2.424cm" svg:height="1.361cm" svg:x="34.625cm" svg:y="6.79cm">
          <draw:text-box>
            <text:p text:style-name="P3"><text:span text:style-name="T1">SoftMax</text:span><text:span text:style-name="T2"><text:line-break/></text:span><text:span text:style-name="T2">4 units</text:span></text:p>
          </draw:text-box>
        </draw:frame>
        <draw:custom-shape draw:style-name="gr11" draw:text-style-name="P6" draw:layer="layout" svg:width="2.869cm" svg:height="1.016cm" svg:x="16.003cm" svg:y="4.032cm">
          <text:p/>
          <draw:enhanced-geometry svg:viewBox="0 0 21600 21600" draw:extrusion="true" draw:extrusion-depth="1.27cm 0" dr3d:shade-mode="draft" draw:extrusion-metal="false" draw:extrusion-specularity="0%" draw:extrusion-diffusion="0%" draw:extrusion-viewpoint="(-3.472cm -3.472cm 25cm)" draw:extrusion-origin="-0.5 -0.5" draw:extrusion-skew="50 -45" draw:type="rectangle" draw:enhanced-path="M 0 0 L 21600 0 21600 21600 0 21600 0 0 Z N"/>
        </draw:custom-shape>
        <draw:custom-shape draw:style-name="gr12" draw:text-style-name="P1" draw:layer="layout" svg:width="1.734cm" svg:height="4.445cm" svg:x="9.189cm" svg:y="3.242cm">
          <text:p/>
          <draw:enhanced-geometry svg:viewBox="0 0 21600 21600" draw:extrusion="true" dr3d:shade-mode="draft" draw:extrusion-metal="false" draw:extrusion-specularity="0%" draw:extrusion-diffusion="0%" draw:extrusion-depth="2.54cm 0" draw:extrusion-viewpoint="(-3.472cm -3.472cm 25cm)" draw:extrusion-origin="-0.5 -0.5" draw:extrusion-skew="50 -45" draw:type="rectangle" draw:enhanced-path="M 0 0 L 21600 0 21600 21600 0 21600 0 0 Z N"/>
        </draw:custom-shape>
        <draw:custom-shape draw:style-name="gr13" draw:text-style-name="P6" draw:layer="layout" svg:width="1.794cm" svg:height="0.916cm" svg:x="8.964cm" svg:y="3.905cm">
          <text:p/>
          <draw:enhanced-geometry svg:viewBox="0 0 21600 21600" draw:extrusion="true" draw:extrusion-depth="1.27cm 0" dr3d:shade-mode="draft" draw:extrusion-metal="false" draw:extrusion-specularity="0%" draw:extrusion-diffusion="0%" draw:extrusion-viewpoint="(-3.472cm -3.472cm 25cm)" draw:extrusion-origin="-0.5 -0.5" draw:extrusion-skew="50 -45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908cm" svg:height="4.445cm" svg:x="23.982cm" svg:y="3.52cm">
          <text:p/>
          <draw:enhanced-geometry svg:viewBox="0 0 21600 21600" draw:extrusion="true" dr3d:shade-mode="draft" draw:extrusion-metal="false" draw:extrusion-specularity="0%" draw:extrusion-diffusion="0%" draw:extrusion-depth="2.54cm 0" draw:extrusion-viewpoint="(-3.472cm -3.472cm 25cm)" draw:extrusion-origin="-0.5 -0.5" draw:extrusion-skew="50 -45" draw:type="rectangle" draw:enhanced-path="M 0 0 L 21600 0 21600 21600 0 21600 0 0 Z N"/>
        </draw:custom-shape>
        <draw:frame draw:style-name="gr7" draw:text-style-name="P4" draw:layer="layout" svg:width="3.067cm" svg:height="2.471cm" svg:x="22.159cm" svg:y="8.736cm">
          <draw:text-box>
            <text:p text:style-name="P3"><text:span text:style-name="T1">Conv3</text:span></text:p>
            <text:p text:style-name="P3"><text:span text:style-name="T2">64 kernels</text:span></text:p>
            <text:p text:style-name="P3"><text:span text:style-name="T2">Size 5</text:span></text:p>
            <text:p text:style-name="P3"><text:span text:style-name="T2">Stride 1</text:span></text:p>
          </draw:text-box>
        </draw:frame>
        <draw:frame draw:style-name="gr14" draw:text-style-name="P7" draw:layer="layout" svg:width="2.54cm" svg:height="5.41cm" svg:x="1.508cm" svg:y="2.194cm">
          <draw:image xlink:href="Pictures/100000000000008E0000012E4CAB8706.jpg" xlink:type="simple" xlink:show="embed" xlink:actuate="onLoad">
            <text:p/>
          </draw:image>
        </draw:frame>
        <draw:custom-shape draw:style-name="gr15" draw:text-style-name="P8" draw:layer="layout" svg:width="1.143cm" svg:height="1.27cm" svg:x="2.778cm" svg:y="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9" draw:layer="layout" svg:x1="2.778cm" svg:y1="3.667cm" svg:x2="8.874cm" svg:y2="6.715cm">
          <text:p/>
        </draw:line>
        <draw:line draw:style-name="gr16" draw:text-style-name="P9" draw:layer="layout" svg:x1="3.921cm" svg:y1="3.667cm" svg:x2="8.747cm" svg:y2="6.715cm">
          <text:p/>
        </draw:line>
        <draw:line draw:style-name="gr16" draw:text-style-name="P9" draw:layer="layout" svg:x1="3.921cm" svg:y1="4.937cm" svg:x2="8.874cm" svg:y2="6.715cm">
          <text:p/>
        </draw:line>
        <draw:line draw:style-name="gr16" draw:text-style-name="P9" draw:layer="layout" svg:x1="10.652cm" svg:y1="4.683cm" svg:x2="15.859cm" svg:y2="6.969cm">
          <text:p/>
        </draw:line>
        <draw:line draw:style-name="gr16" draw:text-style-name="P9" draw:layer="layout" svg:x1="10.652cm" svg:y1="3.921cm" svg:x2="15.859cm" svg:y2="6.969cm">
          <text:p/>
        </draw:line>
        <draw:line draw:style-name="gr16" draw:text-style-name="P9" draw:layer="layout" svg:x1="9.001cm" svg:y1="4.81cm" svg:x2="15.859cm" svg:y2="6.969cm">
          <text:p/>
        </draw:line>
        <draw:line draw:style-name="gr16" draw:text-style-name="P9" draw:layer="layout" svg:x1="18.78cm" svg:y1="4.048cm" svg:x2="23.606cm" svg:y2="6.715cm">
          <text:p/>
        </draw:line>
        <draw:line draw:style-name="gr16" draw:text-style-name="P9" draw:layer="layout" svg:x1="18.78cm" svg:y1="4.937cm" svg:x2="23.606cm" svg:y2="6.715cm">
          <text:p/>
        </draw:line>
        <draw:line draw:style-name="gr16" draw:text-style-name="P9" draw:layer="layout" svg:x1="15.986cm" svg:y1="4.937cm" svg:x2="23.479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35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der </meta:initial-creator>
    <meta:creation-date>2016-05-29T00:56:12.933130131</meta:creation-date>
    <dc:date>2016-05-30T16:48:02.373524192</dc:date>
    <dc:creator>helder </dc:creator>
    <meta:editing-duration>PT22M19S</meta:editing-duration>
    <meta:editing-cycles>2</meta:editing-cycles>
    <meta:generator>LibreOffice/4.4.3.2$Linux_X86_64 LibreOffice_project/40m0$Build-2</meta:generator>
    <meta:document-statistic meta:object-count="27"/>
  </office:meta>
</office:document-meta>
</file>